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南投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南投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number-columns-repeated="100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第11屆平地原住民立法委員選舉候選人在南投縣在各村(里)得票數一覽表</text:p>
          </table:table-cell>
          <table:covered-table-cell table:number-columns-repeated="18" table:style-name="ce1"/>
          <table:table-cell table:number-columns-repeated="1005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9" table:number-rows-spanned="1">
            <text:p>各候選人得票情形</text:p>
          </table:table-cell>
          <table:covered-table-cell table:number-columns-repeated="8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高美珠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陳瑩</text:p>
            <text:p>民主進步黨</text:p>
          </table:table-cell>
          <table:table-cell table:style-name="ce1" office:value-type="string" calcext:value-type="string" table:number-columns-spanned="1" table:number-rows-spanned="3">
            <text:p>(3)</text:p>
            <text:p>陳國榮</text:p>
            <text:p>台灣維新</text:p>
          </table:table-cell>
          <table:table-cell table:style-name="ce1" office:value-type="string" calcext:value-type="string" table:number-columns-spanned="1" table:number-rows-spanned="3">
            <text:p>(4)</text:p>
            <text:p>陳政宗</text:p>
            <text:p>無</text:p>
          </table:table-cell>
          <table:table-cell table:style-name="ce1" office:value-type="string" calcext:value-type="string" table:number-columns-spanned="1" table:number-rows-spanned="3">
            <text:p>(5)</text:p>
            <text:p>忠仁．達祿斯</text:p>
            <text:p>無</text:p>
          </table:table-cell>
          <table:table-cell table:style-name="ce1" office:value-type="string" calcext:value-type="string" table:number-columns-spanned="1" table:number-rows-spanned="3">
            <text:p>(6)</text:p>
            <text:p>吳建智咖啡哥</text:p>
            <text:p>無</text:p>
          </table:table-cell>
          <table:table-cell table:style-name="ce1" office:value-type="string" calcext:value-type="string" table:number-columns-spanned="1" table:number-rows-spanned="3">
            <text:p>(7)</text:p>
            <text:p>黃仁</text:p>
            <text:p>中國國民黨</text:p>
          </table:table-cell>
          <table:table-cell table:style-name="ce1" office:value-type="string" calcext:value-type="string" table:number-columns-spanned="1" table:number-rows-spanned="3">
            <text:p>(8)</text:p>
            <text:p>米甘幹．理佛克</text:p>
            <text:p>新黨</text:p>
          </table:table-cell>
          <table:table-cell table:style-name="ce1" office:value-type="string" calcext:value-type="string" table:number-columns-spanned="1" table:number-rows-spanned="3">
            <text:p>(9)</text:p>
            <text:p>鄭天財 Sra‧Kacaw</text:p>
            <text:p>中國國民黨</text:p>
          </table:table-cell>
          <table:covered-table-cell table:number-columns-repeated="8" table:style-name="ce1"/>
          <table:table-cell table:number-columns-repeated="1005"/>
        </table:table-row>
        <table:table-row table:style-name="ro1">
          <table:covered-table-cell table:number-columns-repeated="19" table:style-name="ce1"/>
          <table:table-cell table:number-columns-repeated="1005"/>
        </table:table-row>
        <table:table-row table:style-name="ro1">
          <table:covered-table-cell table:number-columns-repeated="19" table:style-name="ce1"/>
          <table:table-cell table:number-columns-repeated="1005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52" calcext:value-type="float">
            <text:p>52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1345" calcext:value-type="float">
            <text:p>1,345</text:p>
          </table:table-cell>
          <table:table-cell table:style-name="ce4" office:value-type="string" calcext:value-type="string">
            <text:p>63.4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草屯鎮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57" calcext:value-type="float">
            <text:p>157</text:p>
          </table:table-cell>
          <table:table-cell table:style-name="ce4" office:value-type="string" calcext:value-type="string">
            <text:p>61.1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玉峰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明正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炎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44.4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敦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44.4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山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5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厝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上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碧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碧洲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御史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7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豐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加老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石川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投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富寮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埔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坪頂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土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平林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雙冬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國姓鄉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國姓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石門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旗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流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豐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福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港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龜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乾溝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柑林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石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山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港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埔里鎮</text:p>
          </table:table-cell>
          <table:table-cell table:style-name="ce2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22" calcext:value-type="float">
            <text:p>222</text:p>
          </table:table-cell>
          <table:table-cell table:style-name="ce4" office:value-type="string" calcext:value-type="string">
            <text:p>63.9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杷城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枇杷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72.2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水頭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54.5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麒麟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珠格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溪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門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36.3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門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門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安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梅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76.4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泰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湳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蜈蚣里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8.7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同聲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清新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薰化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城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籃城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桃米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村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愛蘭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鐵山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房里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向善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一新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合成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廣成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史港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牛眠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仁愛鄉</text:p>
          </table:table-cell>
          <table:table-cell table:style-name="ce2"/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33" calcext:value-type="float">
            <text:p>133</text:p>
          </table:table-cell>
          <table:table-cell table:style-name="ce4" office:value-type="string" calcext:value-type="string">
            <text:p>63.1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豐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同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榮興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春陽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精英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都達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德鹿谷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發祥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力行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翠華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親愛村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萬豐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法治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64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正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7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互助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生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中寮鄉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廣興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崁頂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八仙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盛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和興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復興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平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寮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廣福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福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義和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清水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內城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安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爽文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岩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芳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和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魚池鄉</text:p>
          </table:table-cell>
          <table:table-cell table:style-name="ce2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07" calcext:value-type="float">
            <text:p>307</text:p>
          </table:table-cell>
          <table:table-cell table:style-name="ce4" office:value-type="string" calcext:value-type="string">
            <text:p>70.6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魚池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73.9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池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2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林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光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共和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城村、共和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城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雁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城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明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水社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日月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39" calcext:value-type="float">
            <text:p>239</text:p>
          </table:table-cell>
          <table:table-cell table:style-name="ce4" office:value-type="string" calcext:value-type="string">
            <text:p>73.2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頭社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武登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南投市</text:p>
          </table:table-cell>
          <table:table-cell table:style-name="ce2"/>
          <table:table-cell table:style-name="ce3" office:value-type="float" office:value="8" calcext:value-type="float">
            <text:p>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71" calcext:value-type="float">
            <text:p>171</text:p>
          </table:table-cell>
          <table:table-cell table:style-name="ce4" office:value-type="string" calcext:value-type="string">
            <text:p>63.1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康壽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投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彰仁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崇文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嘉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嘉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57.8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千秋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軍功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營南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營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85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內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內新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輝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榮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漳興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漳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58.8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平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5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豐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67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鳳山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鳳鳴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名間鄉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54.1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雅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正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14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山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濁水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民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炭寮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街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3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湖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和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萬丹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田仔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坑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庄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廍下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赤水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圍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崙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松山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松柏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崁腳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埔中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厝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光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集集鎮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集集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林尾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田寮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隘寮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玉映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吳厝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八張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廣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富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竹山鎮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84" calcext:value-type="float">
            <text:p>84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山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雲林里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圍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桂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下坪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崎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秀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鞍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延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延祥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延正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8.7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延山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山崇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社寮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富州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田子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硘磘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德興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鯉魚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坪頂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竹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桶頭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鹿谷鄉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43.7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鹿谷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彰雅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廣興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隆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鳳凰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內湖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和雅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林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豐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初鄉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秀峰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清水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田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水里鄉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3" calcext:value-type="float">
            <text:p>73</text:p>
          </table:table-cell>
          <table:table-cell table:style-name="ce4" office:value-type="string" calcext:value-type="string">
            <text:p>68.4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水里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城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央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城中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農富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車埕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興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埔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光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鉅工村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豐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和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頂崁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64.5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山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郡坑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上安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隆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興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玉峰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信義鄉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89" calcext:value-type="float">
            <text:p>89</text:p>
          </table:table-cell>
          <table:table-cell table:style-name="ce4" office:value-type="string" calcext:value-type="string">
            <text:p>56.1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明德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愛國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自強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丘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鄉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36.3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羅娜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望美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卡里布安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46.1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同富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神木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埔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人和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地利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雙龍村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潭南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 table:number-rows-repeated="10482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南投縣" style:display-name="PageStyle_南投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6:24</meta:creation-date>
    <meta:initial-creator>Apache POI</meta:initial-creator>
    <meta:generator>LibreOffice/6.0.7.3$Linux_X86_64 LibreOffice_project/00m0$Build-3</meta:generator>
    <meta:document-statistic meta:table-count="1" meta:cell-count="5025" meta:object-count="0"/>
  </office:meta>
</office:document-meta>
</file>